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10-24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06-13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3-02-2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1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1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1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01386666667" calcext:value-type="float">
            <text:p>46.66013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56722580645" calcext:value-type="float">
            <text:p>46.735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36825806452" calcext:value-type="float">
            <text:p>46.793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8952" calcext:value-type="float">
            <text:p>46.81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72775" calcext:value-type="float">
            <text:p>46.797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6526896552" calcext:value-type="float">
            <text:p>46.98765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65104516129" calcext:value-type="float">
            <text:p>47.026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3816774194" calcext:value-type="float">
            <text:p>46.8933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21726451613" calcext:value-type="float">
            <text:p>47.0521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33236129032" calcext:value-type="float">
            <text:p>47.0433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73992" calcext:value-type="float">
            <text:p>46.90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30926451613" calcext:value-type="float">
            <text:p>46.7930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8024" calcext:value-type="float">
            <text:p>46.85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10103225807" calcext:value-type="float">
            <text:p>46.921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39251612903" calcext:value-type="float">
            <text:p>47.013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8608" calcext:value-type="float">
            <text:p>47.0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15425" calcext:value-type="float">
            <text:p>46.9541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34168" calcext:value-type="float">
            <text:p>46.74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5144" calcext:value-type="float">
            <text:p>46.7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18832" calcext:value-type="float">
            <text:p>46.4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63570909091" calcext:value-type="float">
            <text:p>46.10635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74168" calcext:value-type="float">
            <text:p>45.72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12322580645" calcext:value-type="float">
            <text:p>45.501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41034482759" calcext:value-type="float">
            <text:p>45.4441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82188387097" calcext:value-type="float">
            <text:p>45.5782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4949677419" calcext:value-type="float">
            <text:p>46.1774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07784" calcext:value-type="float">
            <text:p>46.41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5827096774" calcext:value-type="float">
            <text:p>46.2895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6592941177" calcext:value-type="float">
            <text:p>46.1316592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10229677419" calcext:value-type="float">
            <text:p>46.2110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1223" calcext:value-type="float">
            <text:p>46.361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2416516129" calcext:value-type="float">
            <text:p>46.4224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2583225807" calcext:value-type="float">
            <text:p>46.61925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71536" calcext:value-type="float">
            <text:p>46.51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35558709677" calcext:value-type="float">
            <text:p>46.4435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55139310345" calcext:value-type="float">
            <text:p>46.45551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15024516129" calcext:value-type="float">
            <text:p>46.5815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3347096774" calcext:value-type="float">
            <text:p>46.5913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3216" calcext:value-type="float">
            <text:p>46.59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12505" calcext:value-type="float">
            <text:p>46.5812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35432" calcext:value-type="float">
            <text:p>47.04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15705806452" calcext:value-type="float">
            <text:p>47.4215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06851612903" calcext:value-type="float">
            <text:p>47.760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1679483871" calcext:value-type="float">
            <text:p>48.0716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92735483871" calcext:value-type="float">
            <text:p>48.019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9224" calcext:value-type="float">
            <text:p>47.6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40689032258" calcext:value-type="float">
            <text:p>47.5740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3291034483" calcext:value-type="float">
            <text:p>47.51232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25940645161" calcext:value-type="float">
            <text:p>47.5725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18131612903" calcext:value-type="float">
            <text:p>47.6418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80328" calcext:value-type="float">
            <text:p>47.60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7535" calcext:value-type="float">
            <text:p>47.5577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7176" calcext:value-type="float">
            <text:p>47.60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2660645161" calcext:value-type="float">
            <text:p>47.6152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2023225807" calcext:value-type="float">
            <text:p>47.3142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7551483871" calcext:value-type="float">
            <text:p>47.0475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9006451613" calcext:value-type="float">
            <text:p>46.780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97824" calcext:value-type="float">
            <text:p>46.5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52792258065" calcext:value-type="float">
            <text:p>46.5652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78112" calcext:value-type="float">
            <text:p>46.6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4686451613" calcext:value-type="float">
            <text:p>46.7534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87664516129" calcext:value-type="float">
            <text:p>46.788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0776" calcext:value-type="float">
            <text:p>46.7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108125" calcext:value-type="float">
            <text:p>46.7510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796" calcext:value-type="float">
            <text:p>46.88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20049032258" calcext:value-type="float">
            <text:p>47.0620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57045" calcext:value-type="float">
            <text:p>47.1657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3464" calcext:value-type="float">
            <text:p>47.01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29656774194" calcext:value-type="float">
            <text:p>46.6129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8088" calcext:value-type="float">
            <text:p>46.3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91721290323" calcext:value-type="float">
            <text:p>46.2491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37514285714" calcext:value-type="float">
            <text:p>46.3437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23295483871" calcext:value-type="float">
            <text:p>46.562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79163870968" calcext:value-type="float">
            <text:p>46.6979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54178064516" calcext:value-type="float">
            <text:p>46.7154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79512258065" calcext:value-type="float">
            <text:p>46.6079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0572" calcext:value-type="float">
            <text:p>46.74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65630967742" calcext:value-type="float">
            <text:p>46.6365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794" calcext:value-type="float">
            <text:p>46.35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1723870968" calcext:value-type="float">
            <text:p>46.0791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4843870968" calcext:value-type="float">
            <text:p>45.9084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4848" calcext:value-type="float">
            <text:p>46.1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05424516129" calcext:value-type="float">
            <text:p>46.5205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87373793103" calcext:value-type="float">
            <text:p>46.75873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48043870968" calcext:value-type="float">
            <text:p>46.9448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02178064516" calcext:value-type="float">
            <text:p>47.0202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21336" calcext:value-type="float">
            <text:p>46.99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823625" calcext:value-type="float">
            <text:p>46.8482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2048" calcext:value-type="float">
            <text:p>46.69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9156129032" calcext:value-type="float">
            <text:p>46.8269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09290322581" calcext:value-type="float">
            <text:p>47.130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62092903226" calcext:value-type="float">
            <text:p>47.2962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22012903226" calcext:value-type="float">
            <text:p>47.232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05632" calcext:value-type="float">
            <text:p>47.33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31089032258" calcext:value-type="float">
            <text:p>47.5131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7873103448" calcext:value-type="float">
            <text:p>47.59178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1816774194" calcext:value-type="float">
            <text:p>47.5791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1243870968" calcext:value-type="float">
            <text:p>47.6001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7288" calcext:value-type="float">
            <text:p>47.5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35021935484" calcext:value-type="float">
            <text:p>47.5135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7792" calcext:value-type="float">
            <text:p>47.66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5233" calcext:value-type="float">
            <text:p>47.965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7312516129" calcext:value-type="float">
            <text:p>48.2573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3608" calcext:value-type="float">
            <text:p>48.9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71956129032" calcext:value-type="float">
            <text:p>49.0671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89483870968" calcext:value-type="float">
            <text:p>48.858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8345806452" calcext:value-type="float">
            <text:p>48.7718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51925517241" calcext:value-type="float">
            <text:p>48.74519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89254193548" calcext:value-type="float">
            <text:p>48.7489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71625" calcext:value-type="float">
            <text:p>48.7837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04128" calcext:value-type="float">
            <text:p>48.8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1460645161" calcext:value-type="float">
            <text:p>48.9411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11055483871" calcext:value-type="float">
            <text:p>48.961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51378461538" calcext:value-type="float">
            <text:p>48.845137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7326451613" calcext:value-type="float">
            <text:p>48.8657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1976" calcext:value-type="float">
            <text:p>48.77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927975" calcext:value-type="float">
            <text:p>48.3392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7176" calcext:value-type="float">
            <text:p>47.98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664675" calcext:value-type="float">
            <text:p>47.8466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25065714286" calcext:value-type="float">
            <text:p>47.92250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77225" calcext:value-type="float">
            <text:p>48.0887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70178064516" calcext:value-type="float">
            <text:p>48.0870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27958709677" calcext:value-type="float">
            <text:p>47.9827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61796129032" calcext:value-type="float">
            <text:p>47.7961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78513548387" calcext:value-type="float">
            <text:p>47.6278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536475" calcext:value-type="float">
            <text:p>47.4953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34041290323" calcext:value-type="float">
            <text:p>47.3434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46304516129" calcext:value-type="float">
            <text:p>47.2246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6895" calcext:value-type="float">
            <text:p>47.0456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2855483871" calcext:value-type="float">
            <text:p>46.812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022525" calcext:value-type="float">
            <text:p>46.7602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92433103448" calcext:value-type="float">
            <text:p>47.049243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488225" calcext:value-type="float">
            <text:p>47.4448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032275" calcext:value-type="float">
            <text:p>47.5403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7176" calcext:value-type="float">
            <text:p>47.60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84165" calcext:value-type="float">
            <text:p>47.5284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42425806452" calcext:value-type="float">
            <text:p>47.464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31425" calcext:value-type="float">
            <text:p>47.4723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6526451613" calcext:value-type="float">
            <text:p>47.4636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3496516129" calcext:value-type="float">
            <text:p>47.4434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8335" calcext:value-type="float">
            <text:p>47.638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51269677419" calcext:value-type="float">
            <text:p>47.8051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656775" calcext:value-type="float">
            <text:p>47.9765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14328571429" calcext:value-type="float">
            <text:p>47.9314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20036129032" calcext:value-type="float">
            <text:p>47.9120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40875" calcext:value-type="float">
            <text:p>47.944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2744" calcext:value-type="float">
            <text:p>47.8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584" calcext:value-type="float">
            <text:p>48.1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6184" calcext:value-type="float">
            <text:p>48.7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7676" calcext:value-type="float">
            <text:p>46.9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6284" calcext:value-type="float">
            <text:p>45.7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1684" calcext:value-type="float">
            <text:p>47.0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7508" calcext:value-type="float">
            <text:p>47.1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6924" calcext:value-type="float">
            <text:p>47.0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1852" calcext:value-type="float">
            <text:p>46.8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6184" calcext:value-type="float">
            <text:p>47.4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2236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30" meta:object-count="0"/>
    <meta:user-defined meta:name="AppVersion">3.0</meta:user-defined>
  </office:meta>
</office:document-meta>
</file>